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9e5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7" style:family="paragraph" style:parent-style-name="Standard">
      <style:text-properties style:font-name="Ubuntu Light" fo:font-size="9pt" style:font-size-asian="9pt" style:font-size-complex="9pt"/>
    </style:style>
    <style:style style:name="P138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9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0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9154" style:font-weight-asian="bold" style:font-weight-complex="bold"/>
    </style:style>
    <style:style style:name="T6" style:family="text">
      <style:text-properties fo:font-weight="bold" officeooo:rsid="004f2aea" style:font-weight-asian="bold" style:font-weight-complex="bold"/>
    </style:style>
    <style:style style:name="T7" style:family="text">
      <style:text-properties fo:font-weight="bold" officeooo:rsid="003aea46" style:font-weight-asian="bold" style:font-weight-complex="bold"/>
    </style:style>
    <style:style style:name="T8" style:family="text">
      <style:text-properties fo:font-weight="bold" officeooo:rsid="016e029f" style:font-weight-asian="bold" style:font-weight-complex="bold"/>
    </style:style>
    <style:style style:name="T9" style:family="text">
      <style:text-properties officeooo:rsid="00482f98"/>
    </style:style>
    <style:style style:name="T10" style:family="text">
      <style:text-properties officeooo:rsid="004db57f"/>
    </style:style>
    <style:style style:name="T11" style:family="text">
      <style:text-properties officeooo:rsid="004e26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9154" style:font-weight-asian="normal" style:font-weight-complex="normal"/>
    </style:style>
    <style:style style:name="T14" style:family="text">
      <style:text-properties fo:font-weight="normal" officeooo:rsid="004e2600" style:font-weight-asian="normal" style:font-weight-complex="normal"/>
    </style:style>
    <style:style style:name="T15" style:family="text">
      <style:text-properties fo:font-weight="normal" officeooo:rsid="00eadd93" style:font-weight-asian="normal" style:font-weight-complex="normal"/>
    </style:style>
    <style:style style:name="T16" style:family="text">
      <style:text-properties fo:font-weight="normal" officeooo:rsid="0152dffd" style:font-weight-asian="normal" style:font-weight-complex="normal"/>
    </style:style>
    <style:style style:name="T17" style:family="text">
      <style:text-properties officeooo:rsid="0059e58b"/>
    </style:style>
    <style:style style:name="T18" style:family="text">
      <style:text-properties officeooo:rsid="006d0afb"/>
    </style:style>
    <style:style style:name="T19" style:family="text">
      <style:text-properties officeooo:rsid="0070c582"/>
    </style:style>
    <style:style style:name="T20" style:family="text">
      <style:text-properties officeooo:rsid="00751c94"/>
    </style:style>
    <style:style style:name="T21" style:family="text">
      <style:text-properties officeooo:rsid="0084242d"/>
    </style:style>
    <style:style style:name="T22" style:family="text">
      <style:text-properties officeooo:rsid="00890ea7"/>
    </style:style>
    <style:style style:name="T23" style:family="text">
      <style:text-properties officeooo:rsid="008de27e"/>
    </style:style>
    <style:style style:name="T24" style:family="text">
      <style:text-properties officeooo:rsid="009666da"/>
    </style:style>
    <style:style style:name="T25" style:family="text">
      <style:text-properties officeooo:rsid="009efba4"/>
    </style:style>
    <style:style style:name="T26" style:family="text">
      <style:text-properties fo:font-style="normal" style:text-underline-style="none" officeooo:rsid="0037b323" style:font-style-asian="normal" style:font-style-complex="normal"/>
    </style:style>
    <style:style style:name="T27" style:family="text">
      <style:text-properties fo:font-style="normal" style:text-underline-style="none" officeooo:rsid="00198f2f" style:font-style-asian="normal" style:font-style-complex="normal"/>
    </style:style>
    <style:style style:name="T28" style:family="text">
      <style:text-properties fo:font-style="normal" style:text-underline-style="none" officeooo:rsid="00159154" style:font-style-asian="normal" style:font-style-complex="normal"/>
    </style:style>
    <style:style style:name="T29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0" style:family="text">
      <style:text-properties officeooo:rsid="00159154"/>
    </style:style>
    <style:style style:name="T31" style:family="text">
      <style:text-properties officeooo:rsid="004f2aea"/>
    </style:style>
    <style:style style:name="T32" style:family="text">
      <style:text-properties officeooo:rsid="00a3c8e6"/>
    </style:style>
    <style:style style:name="T33" style:family="text">
      <style:text-properties officeooo:rsid="00ce5df8"/>
    </style:style>
    <style:style style:name="T34" style:family="text">
      <style:text-properties officeooo:rsid="00d6251f"/>
    </style:style>
    <style:style style:name="T35" style:family="text">
      <style:text-properties officeooo:rsid="00eadd93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d6251f" style:font-size-asian="7pt" style:font-size-complex="7pt"/>
    </style:style>
    <style:style style:name="T38" style:family="text">
      <style:text-properties officeooo:rsid="010bec22"/>
    </style:style>
    <style:style style:name="T39" style:family="text">
      <style:text-properties officeooo:rsid="01102174"/>
    </style:style>
    <style:style style:name="T40" style:family="text">
      <style:text-properties fo:color="#808080" officeooo:rsid="00159154"/>
    </style:style>
    <style:style style:name="T41" style:family="text">
      <style:text-properties officeooo:rsid="01334d3a"/>
    </style:style>
    <style:style style:name="T42" style:family="text">
      <style:text-properties officeooo:rsid="016fcd7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0"><text:placeholder text:placeholder-type="text">&lt;if test="not o.partner"&gt;</text:placeholder></text:p>
            <text:p text:style-name="P95">Viaggio: <text:span text:style-name="T12"><text:placeholder text:placeholder-type="text">&lt;o.name&gt;</text:placeholder></text:span><text:span text:style-name="T12"> </text:span><text:span text:style-name="T14">(agente: </text:span><text:span text:style-name="T12"><text:placeholder text:placeholder-type="text">&lt;o.user_id.name&gt;</text:placeholder></text:span><text:span text:style-name="T14">)</text:span></text:p>
            <text:p text:style-name="P92"><text:placeholder text:placeholder-type="text">&lt;/if&gt;</text:placeholder></text:p>
            <text:p text:style-name="P96"><text:span text:style-name="T35">Anno di valutazione &gt;= </text:span><text:span text:style-name="T12"><text:placeholder text:placeholder-type="text">&lt;o.analysis_year&gt;</text:placeholder></text:span></text:p>
          </table:table-cell>
          <table:table-cell table:style-name="Tabella1.B1" office:value-type="string">
            <text:p text:style-name="P90"><text:placeholder text:placeholder-type="text">&lt;if test="not o.partner"&gt;</text:placeholder></text:p>
            <text:p text:style-name="P95">Periodo: <text:span text:style-name="T12"><text:placeholder text:placeholder-type="text">&lt;formatLang(o.from_date, date=True) if o.from_date else "/"&gt;</text:placeholder></text:span><text:span text:style-name="T12"> - <text:s/></text:span><text:span text:style-name="T12"><text:placeholder text:placeholder-type="text">&lt;formatLang(o.to_date, date=True) if o.to_date else "/"&gt;</text:placeholder></text:span></text:p>
            <text:p text:style-name="P90"><text:placeholder text:placeholder-type="text">&lt;/if&gt;</text:placeholder></text:p>
            <text:p text:style-name="P94"><text:span text:style-name="T16">Data prodotto ultimo acquisto </text:span><text:span text:style-name="T15">&gt;= </text:span><text:span text:style-name="T12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1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Note viaggio: <text:span text:style-name="T13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1"><text:placeholder text:placeholder-type="text">&lt;/if&gt;</text:placeholder></text:p>
          </table:table-cell>
          <table:covered-table-cell/>
        </table:table-row>
      </table:table>
      <text:p text:style-name="P136"/>
      <text:p text:style-name="P138">VISITE</text:p>
      <text:p text:style-name="P72"><text:placeholder text:placeholder-type="text">&lt;for each="partner in o.partner_ids"&gt;</text:placeholder></text:p>
      <text:p text:style-name="P43"/>
      <text:p text:style-name="P23"><text:span text:style-name="T26">Dettaglio </text:span><text:span text:style-name="T27">cliente:</text:span></text:p>
      <text:p text:style-name="P44"><text:span text:style-name="T29"><text:placeholder text:placeholder-type="text">&lt;partner.partner_id.name&gt;</text:placeholder></text:span><text:span text:style-name="T28"> (visita: </text:span><text:span text:style-name="T28"><text:placeholder text:placeholder-type="text">&lt;formatLang(partner.date, date=True) if partner.date else "/"&gt;</text:placeholder></text:span><text:span text:style-name="T28">)</text:span></text:p>
      <text:p text:style-name="P21"><text:placeholder text:placeholder-type="text">&lt;if test="o.with_anagraphic"&gt;</text:placeholder></text:p>
      <text:p text:style-name="P45"><text:span text:style-name="T6">Indirizzo:</text:span><text:span text:style-name="T31"> </text:span><text:span text:style-name="T31"><text:placeholder text:placeholder-type="text">&lt;partner.partner_id.street&gt;</text:placeholder></text:span><text:span text:style-name="T31"> </text:span><text:span text:style-name="T31"><text:placeholder text:placeholder-type="text">&lt;partner.partner_id.city&gt;</text:placeholder></text:span></text:p>
      <text:p text:style-name="P46"><text:span text:style-name="T6">Internet: </text:span><text:span text:style-name="T31"><text:s/>Web: </text:span><text:span text:style-name="T31"><text:placeholder text:placeholder-type="text">&lt;partner.partner_id.website or "/"&gt;</text:placeholder></text:span><text:span text:style-name="T31"> <text:s/>E-mail: </text:span><text:span text:style-name="T31"><text:placeholder text:placeholder-type="text">&lt;partner.partner_id.email or "/"&gt;</text:placeholder></text:span></text:p>
      <text:p text:style-name="P47"><text:span text:style-name="T5">C</text:span><text:span text:style-name="T4">ontabilità:</text:span> Partita IVA: <text:span text:style-name="T30"><text:placeholder text:placeholder-type="text">&lt;partner.partner_id.vat or "/"&gt;</text:placeholder></text:span><text:span text:style-name="T30"> </text:span>(Codice cliente: <text:span text:style-name="T30"><text:placeholder text:placeholder-type="text">&lt;partner.partner_id.sql_customer_code or "/"&gt;</text:placeholder></text:span><text:span text:style-name="T30"> </text:span>Codice fornitore: <text:span text:style-name="T30"><text:placeholder text:placeholder-type="text">&lt;partner.partner_id.sql_supplier_code or "/"&gt;</text:placeholder></text:span>)</text:p>
      <text:p text:style-name="P47"><text:span text:style-name="T5">R</text:span><text:span text:style-name="T4">ecapiti: </text:span>Tel. <text:span text:style-name="T30"><text:placeholder text:placeholder-type="text">&lt;partner.partner_id.phone&gt;</text:placeholder></text:span><text:span text:style-name="T30"> <text:s text:c="2"/></text:span>Fax. <text:span text:style-name="T30"><text:placeholder text:placeholder-type="text">&lt;partner.partner_id.fax&gt;</text:placeholder></text:span><text:span text:style-name="T30"> <text:s text:c="2"/></text:span>Cell. <text:span text:style-name="T30"><text:placeholder text:placeholder-type="text">&lt;partner.partner_id.mobile&gt;</text:placeholder></text:span><text:span text:style-name="T30"> </text:span></text:p>
      <text:p text:style-name="P47"><text:span text:style-name="T5">A</text:span><text:span text:style-name="T4">gente: </text:span><text:span text:style-name="T30"><text:placeholder text:placeholder-type="text">&lt;partner.partner_id.user_id.name if partner.partner_id.user_id else "Nessuno"&gt;</text:placeholder></text:span><text:span text:style-name="T30"> </text:span></text:p>
      <text:p text:style-name="P48"><text:span text:style-name="T8">Pagamento</text:span><text:span text:style-name="T4">: </text:span><text:span text:style-name="T30"><text:placeholder text:placeholder-type="text">&lt;partner.partner_id.property_payment_term.name&gt;</text:placeholder></text:span><text:span text:style-name="T30"> </text:span></text:p>
      <text:p text:style-name="P22"><text:placeholder text:placeholder-type="text">&lt;/if&gt;</text:placeholder></text:p>
      <text:p text:style-name="P21"><text:placeholder text:placeholder-type="text">&lt;if test="o.with_note"&gt;</text:placeholder></text:p>
      <text:p text:style-name="P24"/>
      <text:p text:style-name="P14"><text:placeholder text:placeholder-type="text">&lt;if test="not o.partner"&gt;</text:placeholder></text:p>
      <text:p text:style-name="P24"><text:span text:style-name="T21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3">Abstract</text:p>
          </table:table-cell>
          <table:table-cell table:style-name="Tabella4.B1" office:value-type="string">
            <text:p text:style-name="P133">Note</text:p>
          </table:table-cell>
        </table:table-row>
        <table:table-row table:style-name="Tabella4.2">
          <table:table-cell table:style-name="Tabella4.A2" office:value-type="string">
            <text:p text:style-name="P118"><text:placeholder text:placeholder-type="text">&lt;partner.abstract or ""&gt;</text:placeholder></text:p>
          </table:table-cell>
          <table:table-cell table:style-name="Tabella4.B2" office:value-type="string">
            <text:p text:style-name="P118"><text:placeholder text:placeholder-type="text">&lt;partner.note or ""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/if&gt;</text:placeholder></text:p>
      <text:p text:style-name="P36"><text:placeholder text:placeholder-type="text">&lt;if test="o.with_visit"&gt;</text:placeholder></text:p>
      <text:p text:style-name="P26"/>
      <text:p text:style-name="P49"><text:span text:style-name="T30">E</text:span>lenco <text:span text:style-name="T11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7">Riferimento</text:p>
            </table:table-cell>
            <table:table-cell table:style-name="Tabella3.A1" office:value-type="string">
              <text:p text:style-name="P66">Abstract</text:p>
            </table:table-cell>
            <table:table-cell table:style-name="Tabella3.C1" office:value-type="string">
              <text:p text:style-name="P57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7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8"><text:placeholder text:placeholder-type="text">&lt;visit.trip_id.name if visit.trip_id  else "??"&gt;</text:placeholder> <text:span text:style-name="T9">del </text:span><text:placeholder text:placeholder-type="text">&lt;formatLang(visit.date, date=True) if visit.date else "/"&gt;</text:placeholder></text:p>
            <text:p text:style-name="P68"><text:span text:style-name="T10">(</text:span><text:placeholder text:placeholder-type="text">&lt;visit.trip_id.user_id.name if visit.trip_id.user_id else "??"&gt;</text:placeholder><text:span text:style-name="T10">)</text:span></text:p>
          </table:table-cell>
          <table:table-cell table:style-name="Tabella3.B4" office:value-type="string">
            <text:p text:style-name="P84"><text:placeholder text:placeholder-type="text">&lt;visit.abstract or ""&gt;</text:placeholder></text:p>
          </table:table-cell>
          <table:table-cell table:style-name="Tabella3.C4" office:value-type="string">
            <text:p text:style-name="P87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7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ffer"&gt;</text:placeholder></text:p>
      <text:p text:style-name="P15"/>
      <text:p text:style-name="P2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5">Offerte</text:p>
            </table:table-cell>
            <table:table-cell table:style-name="Tabella7.B1" office:value-type="string">
              <text:p text:style-name="P64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9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4"><text:placeholder text:placeholder-type="text">&lt;offer.name&gt;</text:placeholder> <text:span text:style-name="T17">del </text:span><text:placeholder text:placeholder-type="text">&lt;formatLang(offer.date_order, date=True) if offer.date_order else "/"&gt;</text:placeholder><text:line-break/><text:span text:style-name="T17">(scad. </text:span><text:placeholder text:placeholder-type="text">&lt;formatLang(offer.date_deadline, date=True) if offer.date_deadline else "/"&gt;</text:placeholder><text:span text:style-name="T17">)<text:line-break/>Imponibile: <text:s/></text:span><text:span text:style-name="T4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4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4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4"><text:placeholder text:placeholder-type="text">&lt;line.name&gt;</text:placeholder></text:p>
                </table:table-cell>
                <table:table-cell table:style-name="Tabella8.A2" office:value-type="string">
                  <text:p text:style-name="P114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4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7.A4" table:number-columns-spanned="2" office:value-type="string">
            <text:p text:style-name="P6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rder"&gt;</text:placeholder></text:p>
      <text:p text:style-name="P15"><text:soft-page-break/></text:p>
      <text:p text:style-name="P25">Ordini <text:span text:style-name="T19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2">Ordin<text:span text:style-name="T20">i</text:span></text:p>
            </table:table-cell>
            <table:table-cell table:style-name="Tabella5.B1" office:value-type="string">
              <text:p text:style-name="P63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0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12"><text:placeholder text:placeholder-type="text">&lt;offer.name&gt;</text:placeholder> <text:span text:style-name="T17">del </text:span><text:placeholder text:placeholder-type="text">&lt;formatLang(offer.date_order, date=True)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text:span text:style-name="T4"><text:placeholder text:placeholder-type="text">&lt;formatLang(offer.amount_total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3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6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7"><text:placeholder text:placeholder-type="text">&lt;line.name&gt;</text:placeholder></text:p>
                </table:table-cell>
                <table:table-cell table:style-name="Tabella6.A2" office:value-type="string">
                  <text:p text:style-name="P100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3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5.A4" table:number-columns-spanned="2" office:value-type="string">
            <text:p text:style-name="P70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movement"&gt;</text:placeholder></text:p>
      <text:p text:style-name="P15"/>
      <text:p text:style-name="P27"><text:span text:style-name="T25">Prodotti fatturati</text:span>:</text:p>
      <text:p text:style-name="P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60">Prodotto</text:p>
            </table:table-cell>
            <table:table-cell table:style-name="Tabella10.A1" office:value-type="string">
              <text:p text:style-name="P60">Q. <text:span text:style-name="T23">x P(x)</text:span></text:p>
            </table:table-cell>
            <table:table-cell table:style-name="Tabella10.C1" office:value-type="string">
              <text:p text:style-name="P60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7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1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0.B4" office:value-type="string">
            <text:p text:style-name="P125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3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0"/>
      <text:p text:style-name="P16"><text:placeholder text:placeholder-type="text">&lt;if test="o.with_product"&gt;</text:placeholder></text:p>
      <text:p text:style-name="P15"/>
      <text:p text:style-name="P28"><text:span text:style-name="T32">Riepilogo prodotti f</text:span>atturat<text:span text:style-name="T24">i valuta del cliente (quantità e consegne):</text:span></text:p>
      <text:p text:style-name="P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9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61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9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9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9"><text:span text:style-name="T36"><text:placeholder text:placeholder-type="text">&lt;if test=" 'green' == get_price_variation(CKY_ART, 'state')"&gt;</text:placeholder></text:span><text:span text:style-name="T37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yellow' == get_price_variation(CKY_ART, 'state')"&gt;</text:placeholder></text:span><text:span text:style-name="T37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red' == get_price_variation(CKY_ART, 'state')"&gt;</text:placeholder></text:span><text:span text:style-name="T37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6"><text:placeholder text:placeholder-type="text">&lt;/if&gt;</text:placeholder></text:span><text:span text:style-name="T36"> </text:span><text:placeholder text:placeholder-type="text">&lt;get_data('total')['data'][CKY_ART][0]&gt;</text:placeholder> <text:span text:style-name="T22">[</text:span><text:placeholder text:placeholder-type="text">&lt;CKY_ART&gt;</text:placeholder><text:span text:style-name="T22">] <text:s/></text:span></text:p>
            <text:p text:style-name="P89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2">Data</text:p>
                </table:table-cell>
                <table:table-cell table:style-name="Tabella9.B1" office:value-type="string">
                  <text:p text:style-name="P5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6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50"><text:placeholder text:placeholder-type="text">&lt;variation[0]&gt;</text:placeholder></text:p>
                </table:table-cell>
                <table:table-cell table:style-name="Tabella9.B3" office:value-type="string">
                  <text:p text:style-name="P5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6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40"><text:span text:style-name="T22">(ultimo <text:s/></text:span><text:placeholder text:placeholder-type="text">&lt;get_price_variation(CKY_ART, 'date')&gt;</text:placeholder><text:span text:style-name="T34">)</text:span></text:p>
                </table:table-cell>
                <table:covered-table-cell/>
              </table:table-row>
            </table:table>
            <text:p text:style-name="P17"><text:placeholder text:placeholder-type="text">&lt;/if&gt;</text:placeholder></text:p>
          </table:table-cell>
          <table:table-cell table:style-name="Tabella11.B4" office:value-type="string">
            <text:p text:style-name="P88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3">Anno</text:p>
                </table:table-cell>
                <table:table-cell table:style-name="Tabella12.A1" office:value-type="string">
                  <text:p text:style-name="P53">Consegne</text:p>
                </table:table-cell>
                <table:table-cell table:style-name="Tabella12.C1" office:value-type="string">
                  <text:p text:style-name="P53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8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4"><text:s/><text:placeholder text:placeholder-type="text">&lt;year&gt;</text:placeholder></text:p>
                </table:table-cell>
                <table:table-cell table:style-name="Tabella12.B3" office:value-type="string">
                  <text:p text:style-name="P98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1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8"/>
          </table:table-cell>
        </table:table-row>
        <table:table-row>
          <table:table-cell table:style-name="Tabella11.A6" table:number-columns-spanned="2" office:value-type="string"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0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3">Totale <text:span text:style-name="T38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4">Anno</text:p>
                </table:table-cell>
                <table:table-cell table:style-name="Tabella13.B1" office:value-type="string">
                  <text:p text:style-name="P54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0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0"><text:s/><text:placeholder text:placeholder-type="text">&lt;year&gt;</text:placeholder></text:p>
                </table:table-cell>
                <table:table-cell table:style-name="Tabella13.B3" office:value-type="string">
                  <text:p text:style-name="P121"><text:placeholder text:placeholder-type="text">&lt;formatLang(get_total_invoiced()[year])&gt;</text:placeholder><text:soft-page-break/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9">Totale</text:p>
                </table:table-cell>
                <table:table-cell table:style-name="Tabella13.B5" office:value-type="string">
                  <text:p text:style-name="P122"><text:placeholder text:placeholder-type="text">&lt;formatLang(sum(get_total_invoiced().values()))&gt;</text:placeholder> </text:p>
                </table:table-cell>
              </table:table-row>
            </table:table>
            <text:p text:style-name="P88"/>
          </table:table-cell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1"/>
      <text:p text:style-name="P18"><text:placeholder text:placeholder-type="text">&lt;if test="o.with_sample"&gt;</text:placeholder></text:p>
      <text:p text:style-name="P18"/>
      <text:p text:style-name="P29"><text:span text:style-name="T39">Campioni lasciati</text:span>:</text:p>
      <text:p text:style-name="P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8">Prodotto</text:p>
            </table:table-cell>
            <table:table-cell table:style-name="Tabella14.A1" office:value-type="string">
              <text:p text:style-name="P58">Q. <text:span text:style-name="T23">x P(x)</text:span></text:p>
            </table:table-cell>
            <table:table-cell table:style-name="Tabella14.C1" office:value-type="string">
              <text:p text:style-name="P58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8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2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8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5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4.A6" office:value-type="string">
            <text:p text:style-name="P99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2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/if&gt;</text:placeholder></text:p>
      <text:p text:style-name="P18"/>
      <text:p text:style-name="P18"/>
      <text:p text:style-name="P15"><text:placeholder text:placeholder-type="text">&lt;if test="o.with_payment"&gt;</text:placeholder></text:p>
      <text:p text:style-name="P15"/>
      <text:p text:style-name="P30">Solvibilità <text:span text:style-name="T42">in €</text:span>:</text:p>
      <text:p text:style-name="P34"><text:span text:style-name="T30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0"> (mail riferimento: </text:span><text:span text:style-name="T30"><text:placeholder text:placeholder-type="text">&lt;partner.partner_id.duelist_mail or "Non presente!!"&gt;</text:placeholder></text:span><text:span text:style-name="T30">)</text:span></text:p>
      <text:p text:style-name="P41"/>
      <text:p text:style-name="P35"><text:placeholder text:placeholder-type="text">&lt;if test="partner.partner_id.duelist_uncovered"&gt;</text:placeholder></text:p>
      <text:p text:style-name="P42"><text:span text:style-name="T30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6">Riferimento</text:p>
            </table:table-cell>
            <table:table-cell table:style-name="Tabella2.A1" office:value-type="string">
              <text:p text:style-name="P56">Scadenza</text:p>
            </table:table-cell>
            <table:table-cell table:style-name="Tabella2.A1" office:value-type="string">
              <text:p text:style-name="P56">Tipo</text:p>
            </table:table-cell>
            <table:table-cell table:style-name="Tabella2.A1" office:value-type="string">
              <text:p text:style-name="P56">Note</text:p>
            </table:table-cell>
            <table:table-cell table:style-name="Tabella2.E1" office:value-type="string">
              <text:p text:style-name="P56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4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7"><text:placeholder text:placeholder-type="text">&lt;payment.name&gt;</text:placeholder> <text:span text:style-name="T9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7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6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6"><text:placeholder text:placeholder-type="text">&lt;payment.note or ""&gt;</text:placeholder></text:p>
          </table:table-cell>
          <table:table-cell table:style-name="Tabella2.E3" office:value-type="string">
            <text:p text:style-name="P132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3"><text:span text:style-name="T30"><text:placeholder text:placeholder-type="text">&lt;if test="partner.partner_id.duelist_uncovered"&gt;</text:placeholder></text:span><text:span text:style-name="T30"> </text:span><text:span text:style-name="T7">Scoperto: </text:span><text:span text:style-name="T5"><text:placeholder text:placeholder-type="text">&lt;formatLang(partner.partner_id.duelist_uncovered_amount)&gt;</text:placeholder></text:span><text:span text:style-name="T5"> </text:span><text:span text:style-name="T5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0"><text:placeholder text:placeholder-type="text">&lt;/if&gt;</text:placeholder></text:span><text:span text:style-name="T30"><text:placeholder text:placeholder-type="text">&lt;if test="not partner.partner_id.duelist_uncovered"&gt;</text:placeholder></text:span><text:span text:style-name="T30"> </text:span><text:span text:style-name="T30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0"> Nessuno scoperto!</text:span><text:span text:style-name="T30"><text:placeholder text:placeholder-type="text">&lt;/if&gt;</text:placeholder></text:span><text:span text:style-name="T30"> </text:span></text:p>
      <text:p text:style-name="P35"><text:placeholder text:placeholder-type="text">&lt;/if&gt;</text:placeholder></text:p>
      <text:p text:style-name="P38"><text:placeholder text:placeholder-type="text">&lt;/if&gt;</text:placeholder></text:p>
      <text:p text:style-name="P38"/>
      <text:p text:style-name="P18"><text:placeholder text:placeholder-type="text">&lt;if test="o.with_followup"&gt;</text:placeholder></text:p>
      <text:p text:style-name="P18"/>
      <text:p text:style-name="P31"><text:span text:style-name="T39">Followup</text:span>:</text:p>
      <text:p text:style-name="P3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5">Data</text:p>
            </table:table-cell>
            <table:table-cell table:style-name="Tabella15.A1" office:value-type="string">
              <text:p text:style-name="P55">Agente</text:p>
            </table:table-cell>
            <table:table-cell table:style-name="Tabella15.A1" office:value-type="string">
              <text:p text:style-name="P55">Riferimenti</text:p>
            </table:table-cell>
            <table:table-cell table:style-name="Tabella15.A1" office:value-type="string">
              <text:p text:style-name="P55">Descrizione</text:p>
            </table:table-cell>
            <table:table-cell table:style-name="Tabella15.E1" office:value-type="string">
              <text:p text:style-name="P55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1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5.A4" office:value-type="string">
            <text:p text:style-name="P135"><text:placeholder text:placeholder-type="text">&lt;formatLang(followup.confirmed_date, date=True) if followup.confirmed_date  else ""&gt;</text:placeholder></text:p>
            <text:p text:style-name="P134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8">Cre<text:span text:style-name="T41">ata</text:span>: <text:span text:style-name="T30"><text:placeholder text:placeholder-type="text">&lt;followup.created_id.name&gt;</text:placeholder></text:span><text:span text:style-name="T30"> </text:span><text:span text:style-name="T40">(</text:span><text:span text:style-name="T40"><text:placeholder text:placeholder-type="text">&lt;formatLang(followup.draft_date, date=True) if followup.draft_date  else ""&gt;</text:placeholder></text:span><text:span text:style-name="T40">)</text:span><text:span text:style-name="T30"><text:line-break/></text:span>Assegnata: <text:span text:style-name="T30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5"><text:placeholder text:placeholder-type="text">&lt;followup.agent_name&gt;</text:placeholder></text:p>
          </table:table-cell>
          <table:table-cell table:style-name="Tabella15.D4" office:value-type="string">
            <text:p text:style-name="P130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4"><text:placeholder text:placeholder-type="text">&lt;followup.note&gt;</text:placeholder></text:p>
          </table:table-cell>
          <table:table-cell table:style-name="Tabella15.E4" office:value-type="string">
            <text:p text:style-name="P131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><text:placeholder text:placeholder-type="text">&lt;/if&gt;</text:placeholder></text:p>
      <text:p text:style-name="P39"><text:placeholder text:placeholder-type="text">&lt;/if&gt;</text:placeholder></text:p>
      <text:p text:style-name="P7"><text:placeholder text:placeholder-type="text">&lt;if test="o.partner_ids[-1].partner_id.id != partner.partner_id.id"&gt;</text:placeholder></text:p>
      <text:p text:style-name="P8"/>
      <text:p text:style-name="P139"/>
      <text:p text:style-name="P7"><text:placeholder text:placeholder-type="text">&lt;/if&gt;</text:placeholder></text:p>
      <text:p text:style-name="P75"><text:placeholder text:placeholder-type="text">&lt;/for&gt;</text:placeholder>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2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page-number text:select-page="current">5</text:page-number> <text:span text:style-name="MT2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6:40:13.515614900</dc:date>
    <meta:editing-duration>P7DT21H47M52S</meta:editing-duration>
    <meta:editing-cycles>754</meta:editing-cycles>
    <meta:generator>LibreOffice/4.3.3.2$Linux_X86_64 LibreOffice_project/430m0$Build-2</meta:generator>
    <dc:creator>thebrush </dc:creator>
    <meta:document-statistic meta:table-count="15" meta:image-count="5" meta:object-count="0" meta:page-count="5" meta:paragraph-count="193" meta:word-count="651" meta:character-count="7696" meta:non-whitespace-character-count="7199"/>
    <meta:user-defined meta:name="Info 1"/>
    <meta:user-defined meta:name="Info 2"/>
    <meta:user-defined meta:name="Info 3"/>
    <meta:user-defined meta:name="Info 4"/>
  </office:meta>
</office:document-meta>
</file>